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c578"/>
    </style:style>
    <style:style style:name="ce2" style:family="table-cell" style:parent-style-name="Default">
      <style:table-cell-properties fo:background-color="#1b75bc"/>
    </style:style>
    <style:style style:name="ce3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tting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string" calcext:value-type="string">
            <text:p>невидимость</text:p>
          </table:table-cell>
          <table:table-cell table:style-name="ce2" office:value-type="string" calcext:value-type="string">
            <text:p>овертайм</text:p>
          </table:table-cell>
          <table:table-cell table:number-columns-repeated="2" table:style-name="ce3" office:value-type="string" calcext:value-type="string">
            <text:p>рассеивани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5:13:15.104199711</meta:creation-date>
    <dc:date>2021-06-24T15:19:54.803186438</dc:date>
    <meta:editing-duration>PT6M40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